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</office:automatic-styles>
  <office:body>
    <office:text>
      <text:h text:style-name="Heading_20_1" text:outline-level="1"><text:bookmark-start text:name="nick-mazurkin-software-engineer-team-lead-staff-engineer"/>Nick Mazurkin — Software Engineer, Team Lead, Staff Engineer<text:bookmark-end text:name="nick-mazurkin-software-engineer-team-lead-staff-engineer"/></text:h>
      <text:p text:style-name="First_20_paragraph"><text:span text:style-name="T1">New York City, USA</text:span>, greencard, <text:a xlink:type="simple" xlink:href="tel:+13477203170" office:name=""><text:span text:style-name="Definition">+13477203170</text:span></text:a>, <text:a xlink:type="simple" xlink:href="mailto:career@mazurk.in" office:name=""><text:span text:style-name="Definition">career@mazurk.in</text:span></text:a>,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, <text:a xlink:type="simple" xlink:href="https://mazurk.in/#resume" office:name=""><text:span text:style-name="Definition">Resume</text:span></text:a></text:p>
      <text:p text:style-name="Text_20_body"><text:span text:style-name="T1">Java</text:span>, <text:span text:style-name="T1">Python</text:span>, <text:span text:style-name="T1">Web</text:span>, <text:span text:style-name="T1">DB</text:span>, <text:span text:style-name="T1">No-SQL</text:span>, <text:span text:style-name="T1">Linux</text:span>, <text:span text:style-name="T1">ML</text:span>, <text:span text:style-name="T1">AI</text:span>, <text:span text:style-name="T1">Cloud</text:span>, <text:span text:style-name="T1">K8S</text:span></text:p>
      <text:p text:style-name="Text_20_body">Software development professional with years of experience crafting web applications and backend services using Java and Python. I am skilled in search and machine learning technologies, web technologies, application architecture, database design, and Linux system administration.</text:p>
      <text:h text:style-name="Heading_20_1" text:outline-level="1"><text:bookmark-start text:name="experience"/>Experience<text:bookmark-end text:name="experience"/></text:h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p text:style-name="Text_20_body">Java · Spring Framework · Project Reactor · Lucene · JUnit · Jetty · Netty · Disruptor · Ant · Maven · Linux · Kubernetes · Docker · Graphite · Graphana · Kibana · Prometheus · Git · Python · Jupyter · Jupyter · NumPy · Scikit-Learn · Luigi · ETL Redis · Cassandra · Hive · No-SQL · Presto · Vertica · AWS S3 · AWS EC · AWS SageMaker · Google Cloud BigQuery · Google Cloud Storage · Algorithms · Algorithm Design · Data Structures · Machine Learning Algorithms · Real-Time Bidding (RTB) · Multi-Threading · Concurrency</text:p>
      <text:h text:style-name="Heading_20_3" text:outline-level="3"><text:bookmark-start text:name="vp-data-science-ml-and-engineering-team-mar-2025-present"/>VP, Data Science, ML and Engineering team (Mar 2025 — PRESENT)<text:bookmark-end text:name="vp-data-science-ml-and-engineering-team-mar-2025-present"/></text:h>
      <text:h text:style-name="Heading_20_3" text:outline-level="3"><text:bookmark-start text:name="director-data-science-ml-and-engineering-team-apr-2020-mar-2025"/>Director, Data Science, ML and Engineering team (Apr 2020 — Mar 2025)<text:bookmark-end text:name="director-data-science-ml-and-engineering-team-apr-2020-mar-2025"/></text:h>
      <text:p text:style-name="First_20_paragraph">Led a team of 6 data scientists and 3 Java/Python engineers (DSE) working across 5 time zones, responsible for planning, performance tracking, coordination, and agile management. Proven ability to lead and mentor teams, manage projects, and deliver results on time and within budget.</text:p>
      <text:list text:style-name="L1">
        <text:list-item>
          <text:p text:style-name="P1">Successfully delivered 3 new internal services and 5 new ML models as a team leader.</text:p>
        </text:list-item>
        <text:list-item>
          <text:p text:style-name="P1">Successfully completed 20 quarterly plans with the team in research, development, and deployment.</text:p>
        </text:list-item>
        <text:list-item>
          <text:p text:style-name="P1">Successfully migrated all DSE/ML projects to the new data center in 3 months.</text:p>
        </text:list-item>
        <text:list-item>
          <text:p text:style-name="P1">Provided interviewing, on-boarding, and mentoring for new team members.</text:p>
        </text:list-item>
        <text:list-item>
          <text:p text:style-name="P1">Successfully coordinated and communicated with other teams and team leaders on numerous projects.</text:p>
        </text:list-item>
        <text:list-item>
          <text:p text:style-name="P1">Successfully maintained an iterative Agile framework, including scrum, retrospectives, and prioritization of tasks.</text:p>
        </text:list-item>
      </text:list>
      <text:h text:style-name="Heading_20_3" text:outline-level="3"><text:bookmark-start text:name="senior-software-engineer-with-expertise-in-java-python-and-ml-jan-2019-present"/>Senior Software Engineer with Expertise in Java, Python, and ML (Jan 2019 — PRESENT)<text:bookmark-end text:name="senior-software-engineer-with-expertise-in-java-python-and-ml-jan-2019-present"/></text:h>
      <text:h text:style-name="Heading_20_3" text:outline-level="3"><text:bookmark-start text:name="senior-software-engineer-with-expertise-in-java-python-and-ml-remote-contractor-feb-2017---jan-2019"/>Senior Software Engineer with Expertise in Java, Python, and ML (remote contractor, Feb 2017 - Jan 2019)<text:bookmark-end text:name="senior-software-engineer-with-expertise-in-java-python-and-ml-remote-contractor-feb-2017---jan-2019"/></text:h>
      <text:p text:style-name="First_20_paragraph">Experienced software engineer with a proven track record of developing and deploying high-performance applications using Java, Python, ML, Linux, and web technologies. Expertise in building and scaling distributed systems, implementing machine learning models, and optimizing performance for large-scale data processing.</text:p>
      <text:list text:style-name="L2">
        <text:list-item>
          <text:p text:style-name="P2">Developed an asynchronous web crawler/fetcher for /ads.txt and /app-ads.txt web resources, providing and enhancing transparency and trust for the SSP and DSP partners of our Exchange platform (processing ~500K domains daily, Java, Spring, Netty).</text:p>
        </text:list-item>
        <text:list-item>
          <text:p text:style-name="P2">Developed a supply prediction system for RTB traffic, enabling clients to switch to a cheaper self-serving platform (processing 24M documents daily using Lucene, Spring Framework and ML/CatBoost).</text:p>
        </text:list-item>
        <text:list-item>
          <text:p text:style-name="P2">Implemented a scoring model to effectively throttle proxy processing of incoming supply, selecting only 20% of the most profitable RTB requests and blocking 80% of the least profitable supply. This resulted in a 50% reduction in the number of required servers.</text:p>
        </text:list-item>
        <text:list-item>
          <text:p text:style-name="P2">Designed and implemented a DMP platform using asynchronous Java, gRPC, Cassandra, and Redis. This platform provides the effective solutions for targeting and optimization algorithms, accessing 30 billion entities with a p99 latency of 5ms and a p50 latency of 1ms.</text:p>
        </text:list-item>
        <text:list-item>
          <text:p text:style-name="P2">Developed a standalone service for domain attribution, enabling efficient domain and application bundle targeting (achieving 100k/sec QPS using gRPC and REST).</text:p>
        </text:list-item>
        <text:list-item>
          <text:p text:style-name="P2">Developed a client-side balancing library using the JSQ algorithm and circuit-breakers, significantly reducing client-server communication latency from p95=6ms to p95=1ms.</text:p>
        </text:list-item>
        <text:list-item>
          <text:p text:style-name="P2">Containerized and deployed a cluster of DoubleVerify service instances, achieving 300k/sec QPS in peak. Implemented custom client-side balancing and a low-latency custom client-to-cluster connection HTTP/REST library, enabling faster and easier deployments with efficient access.</text:p>
        </text:list-item>
        <text:list-item>
          <text:p text:style-name="P2">Developed a dockerized test infrastructure for custom configuration of Redis and Cassandra, similar to TestContainers, which facilitated the execution of integration tests.</text:p>
        </text:list-item>
        <text:list-item>
          <text:p text:style-name="P2">Developed a hierarchy of docker images for ~20 projects written in Python, Java, and Jupyter, significantly reducing the time required to create new projects.</text:p>
        </text:list-item>
        <text:list-item>
          <text:p text:style-name="P2">Developed an audience builder for 15 audiences, enabling our client to target very specific audiences with focus either on volume or accuracy (using Luigi, Hive, and ETL).</text:p>
        </text:list-item>
        <text:list-item>
          <text:p text:style-name="P2">Successfully resolved 2-3 support issues daily as part of a periodical 3rd-line technical on-call support rotation.</text:p>
        </text:list-item>
        <text:list-item>
          <text:p text:style-name="P2">Implemented several dozen RTB changes in the application stack, including improvements, new features, deployments, fixes, and monitoring (using Java, Netty, and Linux).</text:p>
        </text:list-item>
        <text:list-item>
          <text:p text:style-name="P2">Developed an engine for internal reports with embedded alerting, enabling transparent and quick monitoring of important pipelines and services (using Python, Hive, Impala, and Jupyter). Created 6 internal engineering reports.</text:p>
        </text:list-item>
        <text:list-item>
          <text:p text:style-name="P2">Implemented 7 ETL pipelines in Python using Luigi, Docker, Hive, and Presto.</text:p>
        </text:list-item>
        <text:list-item>
          <text:p text:style-name="P2">Improved video-completion rate model by making it more accurate and stable (Python, Scikit-learn)</text:p>
        </text:list-item>
        <text:list-item>
          <text:p text:style-name="P2">Implemented and delivered to production the look-alike audience model (Python, Catboost, Luigi, K8S)</text:p>
        </text:list-item>
        <text:list-item>
          <text:p text:style-name="P2">Developed a model to predict the quality of NPI attribution, enabling clients to select the confidence level for HCP targeting.</text:p>
        </text:list-item>
        <text:list-item>
          <text:p text:style-name="P2">Developed a model to predict the quality of ICD10 attribution based on obfuscated and aggregated clean-room prescription data, enabling clients to select DTC audiences based on condition probability.</text:p>
        </text:list-item>
        <text:list-item>
          <text:p text:style-name="P2">Developed a secure facade to access and process obfuscated clean-room data, providing a secure and efficient interface to private data (Python, Flask, Gunicorn, Google Cloud API).</text:p>
        </text:list-item>
        <text:list-item>
          <text:p text:style-name="P2">Implemented and delivered the gender prediction model (Python, Sklearn)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feb-2017"/>Senior Software Java Engineer, AVP (Jun 2016 — Feb 2017)<text:bookmark-end text:name="senior-software-java-engineer-avp-jun-2016-feb-2017"/></text:h>
      <text:p text:style-name="First_20_paragraph">Java · Linux · Spring Framework · Angular · Solace · KDB</text:p>
      <text:list text:style-name="L3">
        <text:list-item>
          <text:p text:style-name="P3">Implemented several new algorithms, code and concurrency improvements to the dbCAP project achieving the required performance of the solution (exchange events messaging on Solace System message broker, KDB+, java).</text:p>
        </text:list-item>
        <text:list-item>
          <text:p text:style-name="P3">Successfully implemented the test suite for the legacy projects allowing to extend the life-time and reliability of the legacy projects (process control, runtime log analyzers, TeamCity, environment settings).</text:p>
        </text:list-item>
        <text:list-item>
          <text:p text:style-name="P3">Improved the internal messaging framework based on Solace Systems message broker (achieved up to 160000 messages/sec stored reliably to the disk), introduced solutions for the performance metering.</text:p>
        </text:list-item>
        <text:list-item>
          <text:p text:style-name="P3">Designed and implemented the multithreaded and garbage-less algorithms and structures (Java) for message acknowledgement in complex environments to provide effective processing without long GC pauses.</text:p>
        </text:list-item>
        <text:list-item>
          <text:p text:style-name="P3">Implemented a modern front-end build toolchain for the legacy project, added the required UI features for the project (Angular 2, NPM, RxJs, TypeScript, TSLint, System.js, Rollup, jQuery, Bootstrap).</text:p>
        </text:list-item>
      </text:list>
      <text:h text:style-name="Heading_20_2" text:outline-level="2"><text:bookmark-start text:name="ok.ru"/>OK.ru<text:bookmark-end text:name="ok.ru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may-2016"/>Senior Software Java Developer (Oct 2012 — May 2016)<text:bookmark-end text:name="senior-software-java-developer-oct-2012-may-2016"/></text:h>
      <text:p text:style-name="First_20_paragraph">Java · Linux · Lucene · Cassandra · Kafka · Spring Framework · jQuery · ML · LVS</text:p>
      <text:list text:style-name="L4">
        <text:list-item>
          <text:p text:style-name="P4">Implemented a multiple features in the searching infrastructure of the OK.ru service: backend services, data storages, relevancy customization, indexation, replication (Apache Lucene, Spring Framework, Web Services, SQL/noSQL, Linux)</text:p>
        </text:list-item>
        <text:list-item>
          <text:p text:style-name="P4">Fixed multiple legacy issues in L12N infrastructure for the OK.ru service including the resources editor, Java frameworks and workflow process, achieved resource propagation to ~2000 servers.</text:p>
        </text:list-item>
        <text:list-item>
          <text:p text:style-name="P4">Make significant contribution to the moderation and antispam services, architecture and implementation, implemented NSFW detector, spam detector (based on naive bayes detector), UGC filter cluster (near real-time voting-quorum service).</text:p>
        </text:list-item>
        <text:list-item>
          <text:p text:style-name="P4">Successfully designed, implemented and run the MVP for the startup project (Tinder-alike) in very short time (3 months), created the architecture of the service including SOA, custom search service, asynchronous binary client protocol, push service (GCM), photo uploading/processing/distribution service, statistics and analytics (apache netty, apache cassandra, kafka, queues, messaging, mobile apps, python, machine learning).</text:p>
        </text:list-item>
      </text:list>
      <text:h text:style-name="Heading_20_2" text:outline-level="2"><text:bookmark-start text:name="headhunter-group"/>HeadHunter Group<text:bookmark-end text:name="headhunter-group"/></text:h>
      <text:p text:style-name="First_20_paragraph"><text:a xlink:type="simple" xlink:href="https://hh.ru" office:name=""><text:span text:style-name="Definition">HeadHunter.ru</text:span></text:a>, The largest job portal in Russia, Moscow, RU</text:p>
      <text:h text:style-name="Heading_20_3" text:outline-level="3"><text:bookmark-start text:name="team-lead-software-developer-jun-2011-oct-2012"/>Team lead, Software Developer (Jun 2011 — Oct 2012)<text:bookmark-end text:name="team-lead-software-developer-jun-2011-oct-2012"/></text:h>
      <text:p text:style-name="First_20_paragraph">Java · Linux · PostgreSQL · RabbitMQ · Maven · Spring Framework · Struts · XSLT · JSP · MemCached · Hibernate · Python</text:p>
      <text:list text:style-name="L5">
        <text:list-item>
          <text:p text:style-name="P5">coordination of technical aspects of team work (5-6 members)</text:p>
        </text:list-item>
        <text:list-item>
          <text:p text:style-name="P5">resource planning, requirement management, processing in agile and with scrum</text:p>
        </text:list-item>
        <text:list-item>
          <text:p text:style-name="P5">release management (DEB and JAR artifacts, GIT branch control, GIT flow)</text:p>
        </text:list-item>
        <text:list-item>
          <text:p text:style-name="P5">a lot of Java coding</text:p>
        </text:list-item>
        <text:list-item>
          <text:p text:style-name="P5">hands on bugs and production issues</text:p>
        </text:list-item>
      </text:list>
      <text:h text:style-name="Heading_20_2" text:outline-level="2"><text:bookmark-start text:name="luxoftubs"/>Luxoft/UBS<text:bookmark-end text:name="luxoftubs"/></text:h>
      <text:p text:style-name="First_20_paragraph">Luxoft for UBS investment banks, Moscow, RU</text:p>
      <text:h text:style-name="Heading_20_3" text:outline-level="3"><text:bookmark-start text:name="senior-software-developer-jun-2010-jun-2011"/>Senior software developer (Jun 2010 — Jun 2011)<text:bookmark-end text:name="senior-software-developer-jun-2010-jun-2011"/></text:h>
      <text:p text:style-name="First_20_paragraph">Java · Linux · ZSH · Tibco · JMX · JMS · SQL · Oracle DB</text:p>
      <text:p text:style-name="Text_20_body">Data distribution and messaging system (RDDH) for UBS Bank</text:p>
      <text:list text:style-name="L6">
        <text:list-item>
          <text:p text:style-name="P6">A lot of Java code created for RDDH messaging project</text:p>
        </text:list-item>
        <text:list-item>
          <text:p text:style-name="P6">Database stored procedures, DB DDL and meta-data</text:p>
        </text:list-item>
        <text:list-item>
          <text:p text:style-name="P6">Cluster management (ZSH scripts): architecture and implementation</text:p>
        </text:list-item>
        <text:list-item>
          <text:p text:style-name="P6">Integration test suite was implemented for some legacy systems and components</text:p>
        </text:list-item>
        <text:list-item>
          <text:p text:style-name="P6">Worked in the decentralized team (Moscow, Russia - London, UK)</text:p>
        </text:list-item>
      </text:list>
      <text:h text:style-name="Heading_20_2" text:outline-level="2"><text:bookmark-start text:name="internet-lotto-ltd"/>Internet Lotto Ltd<text:bookmark-end text:name="internet-lotto-ltd"/></text:h>
      <text:p text:style-name="First_20_paragraph">The social network, Yoshkar-Ola, RU</text:p>
      <text:h text:style-name="Heading_20_3" text:outline-level="3"><text:bookmark-start text:name="team-lead-software-developer-sep-2008-jun-2010"/>Team lead, Software developer (Sep 2008 — Jun 2010)<text:bookmark-end text:name="team-lead-software-developer-sep-2008-jun-2010"/></text:h>
      <text:p text:style-name="First_20_paragraph">Java · J2EE · Linux · Nginx · Apache HTTPd · Apache Tomcat · Apache ActiveMQ · Terracotta · MySQL · Spring Core · Spring WS · Spring WebFlow · Spring Modules · Spring AOP · Sphinx · EhCache · Quartz · iBatis · Velocity · JSP&amp;JSTL · JMX · DWR · JUnit · EasyMock · Apache Lucene/Solr · Apache Ant · JScript · jQuery · jQuery UI · Amazon S3 · Jetty · ImageMagick · MEncoder</text:p>
      <text:list text:style-name="L7">
        <text:list-item>
          <text:p text:style-name="P7">Architecture and implementation of a social network for poker players</text:p>
        </text:list-item>
        <text:list-item>
          <text:p text:style-name="P7">Coding</text:p>
        </text:list-item>
        <text:list-item>
          <text:p text:style-name="P7">Database design and administration (MySQL)</text:p>
        </text:list-item>
        <text:list-item>
          <text:p text:style-name="P7">Transparent integration with payment system moneta.ru</text:p>
        </text:list-item>
        <text:list-item>
          <text:p text:style-name="P7">Integration with poker rooms (statistics, promo links)</text:p>
        </text:list-item>
        <text:list-item>
          <text:p text:style-name="P7">Team management (2 members)</text:p>
        </text:list-item>
      </text:list>
      <text:h text:style-name="Heading_20_2" text:outline-level="2"><text:bookmark-start text:name="moneta.ru"/>Moneta.ru<text:bookmark-end text:name="moneta.ru"/></text:h>
      <text:p text:style-name="First_20_paragraph"><text:a xlink:type="simple" xlink:href="https://www.moneta.ru" office:name=""><text:span text:style-name="Definition">Moneta.ru</text:span></text:a>, Yoshkar-Ola, RU, the online financial service</text:p>
      <text:h text:style-name="Heading_20_3" text:outline-level="3"><text:bookmark-start text:name="software-developer-mar-2007-sep-2008"/>Software developer (Mar 2007 — Sep 2008)<text:bookmark-end text:name="software-developer-mar-2007-sep-2008"/></text:h>
      <text:p text:style-name="First_20_paragraph">Payment/billing system «moneta.ru»</text:p>
      <text:p text:style-name="Text_20_body">Java · J2EE · ORACLE &amp; PL/SQL · Spring Core · Spring WebFlow · XSLT</text:p>
      <text:list text:style-name="L8">
        <text:list-item>
          <text:p text:style-name="P8">Database schema design and implementation</text:p>
        </text:list-item>
        <text:list-item>
          <text:p text:style-name="P8">Stored procedures implementation and meta-data management</text:p>
        </text:list-item>
        <text:list-item>
          <text:p text:style-name="P8">DAO layer implementation</text:p>
        </text:list-item>
        <text:list-item>
          <text:p text:style-name="P8">Unit and integration test suites</text:p>
        </text:list-item>
      </text:list>
      <text:h text:style-name="Heading_20_2" text:outline-level="2"><text:bookmark-start text:name="chromatec-scb-llc"/>Chromatec SCB LLC<text:bookmark-end text:name="chromatec-scb-llc"/></text:h>
      <text:p text:style-name="First_20_paragraph"><text:a xlink:type="simple" xlink:href="https://chromatec.ru/" office:name=""><text:span text:style-name="Definition">Chromatec.ru</text:span></text:a>, Yoshkar-Ola, RU, the gas chromatography equipment and software manufacturer</text:p>
      <text:h text:style-name="Heading_20_3" text:outline-level="3"><text:bookmark-start text:name="team-lead-software-developer-electronics-engineer-1996-2007"/>Team lead, Software Developer, Electronics Engineer (1996 — 2007)<text:bookmark-end text:name="team-lead-software-developer-electronics-engineer-1996-2007"/></text:h>
      <text:p text:style-name="First_20_paragraph">Delphi · Borland C/C++ · MS C/C++ · XML/XSLT · Firebird SQL Server · MS Access · MS Visual Basic · Win32 API · CVS · ASM · i8051</text:p>
      <text:list text:style-name="L9">
        <text:list-item>
          <text:p text:style-name="P9">Desktop software for chemical industry working with hardware devices (Delphi, Borland C/C++, MS C/C++, XML/XSLT, Firebird SQL Server, MS Access, MS Visual Basic, Win32 API)</text:p>
        </text:list-item>
        <text:list-item>
          <text:p text:style-name="P9">Digital electronic systems on i8051 architecture (schemes, printboards, software)</text:p>
        </text:list-item>
        <text:list-item>
          <text:p text:style-name="P9">Real-time embedded i8051-software with C and Assembler.</text:p>
        </text:list-item>
      </text:list>
      <text:h text:style-name="Heading_20_1" text:outline-level="1"><text:bookmark-start text:name="open-source-projects"/>Open Source projects<text:bookmark-end text:name="open-source-projects"/></text:h>
      <text:h text:style-name="Heading_20_2" text:outline-level="2"><text:bookmark-start text:name="net-crusher-2016"/>net-crusher (2016)<text:bookmark-end text:name="net-crusher-2016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2" text:outline-level="2"><text:bookmark-start text:name="protobuf-2016"/>protobuf (2016)<text:bookmark-end text:name="protobuf-2016"/></text:h>
      <text:p text:style-name="First_20_paragraph">Performance fix for the protobuf java compiler: <text:a xlink:type="simple" xlink:href="https://github.com/protocolbuffers/protobuf/pull/2121" office:name=""><text:span text:style-name="Definition">pull request</text:span></text:a></text:p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1999"/>Mari State Technical University (1994 — 1999)<text:bookmark-end text:name="mari-state-technical-university-1994-1999"/></text:h>
      <text:list text:style-name="L10">
        <text:list-item>
          <text:p text:style-name="P10">Yoshkar-Ola, Russia, “Computing machines, complexes, systems, and networks”</text:p>
        </text:list-item>
        <text:list-item>
          <text:p text:style-name="P10">Engineer (with honors, equivalent to a master’s degree)</text:p>
        </text:list-item>
        <text:list-item>
          <text:p text:style-name="P10">Graduation work: “Applying of wavelet transformation to results of gas-chromatography analysis”</text:p>
        </text:list-item>
      </text:list>
      <text:h text:style-name="Heading_20_2" text:outline-level="2"><text:bookmark-start text:name="mari-state-university-2002-2003"/>Mari State University (2002 — 2003)<text:bookmark-end text:name="mari-state-university-2002-2003"/></text:h>
      <text:list text:style-name="L11">
        <text:list-item>
          <text:p text:style-name="P11">Yoshkar-Ola, Russia, «Anti-Crisis Management»</text:p>
        </text:list-item>
        <text:list-item>
          <text:p text:style-name="P11">Anti-Crisis Manager</text:p>
        </text:list-item>
        <text:list-item>
          <text:p text:style-name="P11">Graduation work: “Staff motivation methods at Chromatec LLC”</text:p>
        </text:list-item>
      </text:list>
      <text:h text:style-name="Heading_20_2" text:outline-level="2"><text:bookmark-start text:name="additional"/>Additional<text:bookmark-end text:name="additional"/></text:h>
      <text:list text:style-name="L12">
        <text:list-item>
          <text:p text:style-name="P12">2024, Generative AI for Everyone, <text:a xlink:type="simple" xlink:href="https://coursera.org/share/74724d743c380af897ad163fd16f89db" office:name=""><text:span text:style-name="Definition">Coursera</text:span></text:a></text:p>
        </text:list-item>
        <text:list-item>
          <text:p text:style-name="P12">2024, Generative AI with Large Language Models, <text:a xlink:type="simple" xlink:href="https://coursera.org/share/5dca9e0666132a0ff98b14f1acdeb32a" office:name=""><text:span text:style-name="Definition">Coursera</text:span></text:a></text:p>
        </text:list-item>
        <text:list-item>
          <text:p text:style-name="P12">2020, Become a Manager, <text:a xlink:type="simple" xlink:href="https://www.linkedin.com/learning/certificates/d26b46e09f65655bda807fc6ce379d231df2076aba8e1ce9d68a025a6e3711e1?trk=backfilled_certificate" office:name=""><text:span text:style-name="Definition">LinkedIn</text:span></text:a></text:p>
        </text:list-item>
        <text:list-item>
          <text:p text:style-name="P12">2016, Codility Golden Award (Vanadium 2016), <text:a xlink:type="simple" xlink:href="https://codility.com/cert/view/certWVTNF2-7593GUVGAGTT8AUV/" office:name=""><text:span text:style-name="Definition">Codility</text:span></text:a></text:p>
        </text:list-item>
        <text:list-item>
          <text:p text:style-name="P12">2016, Algorithms: Design and Analysis, Part 2, <text:a xlink:type="simple" xlink:href="https://coursera.org/share/e85aae969dc398475e574461cbac1cd4" office:name=""><text:span text:style-name="Definition">Coursera</text:span></text:a></text:p>
        </text:list-item>
        <text:list-item>
          <text:p text:style-name="P12">2016, Algorithms: Design and Analysis, Part 1, <text:a xlink:type="simple" xlink:href="https://coursera.org/share/518037fb71bdc9259b515db2f6c8d8a8" office:name=""><text:span text:style-name="Definition">Coursera</text:span></text:a></text:p>
        </text:list-item>
        <text:list-item>
          <text:p text:style-name="P12">2016, Economics for non-economists, <text:a xlink:type="simple" xlink:href="https://www.coursera.org/account/accomplishments/verify/M3M4APSPYAGQ" office:name=""><text:span text:style-name="Definition">Coursera</text:span></text:a></text:p>
        </text:list-item>
        <text:list-item>
          <text:p text:style-name="P12">2016, Game Theory, <text:a xlink:type="simple" xlink:href="https://www.coursera.org/account/accomplishments/verify/LSS824H8VYMT" office:name=""><text:span text:style-name="Definition">Coursera</text:span></text:a></text:p>
        </text:list-item>
        <text:list-item>
          <text:p text:style-name="P12">2016, Machine Learning, <text:a xlink:type="simple" xlink:href="https://www.coursera.org/account/accomplishments/verify/W3H4WHCLNQNA" office:name=""><text:span text:style-name="Definition">Coursera</text:span></text:a></text:p>
        </text:list-item>
        <text:list-item>
          <text:p text:style-name="P12">2016, An introduction to machine learning, <text:a xlink:type="simple" xlink:href="https://www.coursera.org/account/accomplishments/verify/FB5GRZN38NVJ" office:name=""><text:span text:style-name="Definition">Coursera</text:span></text:a></text:p>
        </text:list-item>
      </text:list>
      <text:h text:style-name="Heading_20_1" text:outline-level="1"><text:bookmark-start text:name="resume"/>Resume<text:bookmark-end text:name="resume"/></text:h>
      <text:p text:style-name="First_20_paragraph">The latest and the most detailed resume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/>
      <style:text-properties style:font-name="Liberation Serif" fo:font-family="'Liberation Serif'" style:font-style-name="Regular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family="'Liberation Serif'" style:font-style-name="Regular" style:font-family-generic="roman" style:font-pitch="variable" fo:font-size="10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in" fo:margin-bottom="0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in" fo:margin-bottom="0in" style:contextual-spacing="false"/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in" fo:margin-bottom="0in" style:contextual-spacing="false" fo:padding="0.0201in" fo:border-left="none" fo:border-right="none" fo:border-top="none" fo:border-bottom="0.74pt solid #666666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in" fo:margin-bottom="0in" style:contextual-spacing="false"/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5in" fo:margin-bottom="0in" style:contextual-spacing="false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5in" fo:margin-bottom="0in" style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5in" fo:margin-bottom="0in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.1in" fo:margin-bottom="0in" style:contextual-spacing="false"/>
    </style:style>
    <style:style style:name="Appendix" style:family="paragraph" style:parent-style-name="Heading" style:next-style-name="Text_20_body" style:class="chapter">
      <style:paragraph-properties fo:margin-top="0.1in" fo:margin-bottom="0in" style:contextual-spacing="false" fo:text-align="center" style:justify-single-word="false"/>
      <style:text-properties fo:font-size="12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margin-top="0.1in" fo:margin-bottom="0in" style:contextual-spacing="false" fo:text-indent="0in" style:auto-text-indent="false" text:number-lines="false" text:line-number="0"/>
      <style:text-properties fo:font-size="11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5in" fo:margin-bottom="0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5in" fo:margin-bottom="0in" style:contextual-spacing="false"/>
      <style:text-properties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
          <text:page-number text:select-page="current">1</text:page-number>
          <text:s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5-03-30T22:05:28Z</meta:creation-date>
    <dc:date>2025-03-30T22:05:28Z</dc:date>
    <meta:user-defined meta:name="pagetitle" meta:value-type="string">Nick Mazurkin – cv</meta:user-defined>
  </office:meta>
</office:document-meta>
</file>